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text:soft-page-break/>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1893928589"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text:soft-page-break/>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oft-page-break/><text:span text:style-name="T2">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zeroth, first, and second element of the position array, respectively) of a SpatialVertex (behavior undefined for SpatialVertices not in a three-dimensional Cartesian coordinate system)</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gam = 1.0, double tol = 0.1, double 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1120551411"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text:soft-page-break/>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text:p>
      <text:p text:style-name="P2"/>
      <text:p text:style-name="P2"><text:tab/><text:tab/>void gradientDescent(double gamma, double tolerance, long int maxItr): perform gradient descent for either maxItr steps or until the difference between the actual and minimum potentials is less than or equal to tolerance multipled by the minimum potential, using a force-to-displacement conversion factor of gamma</text:p>
      <text:p text:style-name="P2"/>
      <text:p text:style-name="P2"><text:tab/><text:tab/>double calculateMinimumPotential(long int n): calculate the minimum potential of n nodes on a unit sphere, based on the equation given in the design document</text:p>
      <text:p text:style-name="P2"/>
      <text:p text:style-name="P2"><text:tab/><text:tab/>double calculateMinimumPotentialDifference(long int init_n, long int final_n): calculate the change in minimum potential due to going from init_n nodes to final_n nodes</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soft-page-break/><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3D to an arbitrary number of dimensions with SpatialVertices placed on an (N-1)-dimensional sphere in N-dimensional space</text:span></text:p>
      <text:p text:style-name="P1"/>
      <text:p text:style-name="P1"><text:tab/><text:span text:style-name="T2">Fields:</text:span></text:p>
      <text:p text:style-name="P2"/>
      <text:p text:style-name="P2"><text:tab/><text:tab/>long int DIM: the dimension of the space which the sphere inhabits, and the dimension of all SpatialVertices grown in the network</text:p>
      <text:p text:style-name="P2"/>
      <text:p text:style-name="P2"><text:tab/>Methods:</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distanceSquared(SpatialVertex* a, SpatialVertex* b): returns the square of the distance (a positive scalar) between two SpatialVertices; used in fast comparisons of distance and the distance method</text:p>
      <text:p text:style-name="P2"/>
      <text:p text:style-name="P2"><text:tab/><text:tab/>double distance(SpatialVertex* a, SpatialVertex* b): takes the square root of the distanceSquared method to return the actual distance (a positive scalar) between two SpatialVertices</text:p>
      <text:p text:style-name="P2"/>
      <text:p text:style-name="P2"><text:tab/><text:tab/>double* sumForces(SpatialVertex* node): sums the forces between one node and all others, using 1.0/r^(DIM-1) as the magnitude of the force between two nodes separated by a distance r; dynamically allocates an array which should be deleted after use</text:p>
      <text:p text:style-name="P2"/>
      <text:p text:style-name="P2"><text:tab/><text:tab/>void normalizeRadius(SpatialVertex* node): normalizes the radial distance of a given node to the radius of the NSphere on which it should lie</text:p>
      <text:p text:style-name="P2"/>
      <text:p text:style-name="P2"><text:tab/><text:tab/>SpatialVertex* bud(SpatialVertex* source, double dist): “buds” a new SpatialVertex from a preexisting SpatialVertex a given distance away on the surface of the sphere; the displacement from the source is in a random direction tangential to the surface of the sphere at the location of the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9T15:51:24</dc:date>
    <meta:editing-duration>PT9H57M</meta:editing-duration>
    <meta:editing-cycles>128</meta:editing-cycles>
    <meta:generator>LibreOffice/3.5$Linux_x86 LibreOffice_project/350m1$Build-2</meta:generator>
    <meta:document-statistic meta:table-count="0" meta:image-count="0" meta:object-count="0" meta:page-count="7" meta:paragraph-count="110" meta:word-count="2574" meta:character-count="17186" meta:non-whitespace-character-count="14530"/>
  </office:meta>
</office:document-meta>
</file>